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Helvetica Neue" svg:font-family="'Helvetica Neue', Arial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auto" style:column-width="4.426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626in"/>
    </style:style>
    <style:style style:name="co6" style:family="table-column">
      <style:table-column-properties fo:break-before="auto" style:column-width="6.3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Helvetica Neue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transparent"/>
      <style:text-properties style:use-window-font-color="true" style:font-name="Arial" fo:font-size="11pt" style:font-size-asian="11pt" style:font-size-complex="11pt"/>
    </style:style>
    <style:style style:name="ce6" style:family="table-cell" style:parent-style-name="Default" style:data-style-name="N104">
      <style:table-cell-properties fo:background-color="transparent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6"/>
        <table:table-column table:style-name="co4" table:number-columns-repeated="1016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Cost per part</text:p>
          </table:table-cell>
          <table:table-cell office:value-type="string" calcext:value-type="string">
            <text:p>Total Cost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1, C2</text:p>
          </table:table-cell>
          <table:table-cell table:style-name="ce2" office:value-type="string" calcext:value-type="string">
            <text:p>C_1206_3216Metric_Pad1.33x1.80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uF_t</text:p>
          </table:table-cell>
          <table:table-cell table:style-name="ce4" office:value-type="string" calcext:value-type="string">
            <text:p><text:a xlink:href="https://www.digikey.ca/short/qfrbqfhd" xlink:type="simple">https://www.digikey.ca/short/qfrbqfhd</text:a> </text:p>
          </table:table-cell>
          <table:table-cell office:value-type="currency" office:currency="USD" office:value="0.81" calcext:value-type="currency">
            <text:p>$0.81</text:p>
          </table:table-cell>
          <table:table-cell table:style-name="ce6" table:formula="of:=[.G2]*[.D2]" office:value-type="currency" office:currency="USD" office:value="1.62" calcext:value-type="currency">
            <text:p>$1.62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ro_SD_LOA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croSD_Connector</text:p>
          </table:table-cell>
          <table:table-cell office:value-type="string" calcext:value-type="string">
            <text:p><text:a xlink:href="https://www.digikey.ca/en/products/detail/gct/MEM2061-01-188-00-A/9859612" xlink:type="simple">https://www.digikey.ca/en/products/detail/gct/MEM2061-01-188-00-A/9859612</text:a> </text:p>
          </table:table-cell>
          <table:table-cell office:value-type="currency" office:currency="USD" office:value="1.74" calcext:value-type="currency">
            <text:p>$1.74</text:p>
          </table:table-cell>
          <table:table-cell table:style-name="ce6" table:formula="of:=[.G3]*[.D3]" office:value-type="currency" office:currency="USD" office:value="1.74" calcext:value-type="currency">
            <text:p>$1.74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rduino_Nan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duino_Nano_v3.x</text:p>
          </table:table-cell>
          <table:table-cell table:style-name="ce5" office:value-type="string" calcext:value-type="string">
            <text:p><text:a xlink:href="https://www.amazon.ca/KeeYees-Module-ATmega328P-CH340G-Arduino/dp/B0816SGKHH/ref=sr_1_9?crid=3IE2TVT36YECG&amp;keywords=arduino+nano&amp;qid=1659986579&amp;sprefix=arduino+nano%2Caps%2C139&amp;sr=8-9" xlink:type="simple">https://www.amazon.ca/KeeYees-Module-ATmega328P-CH340G-Arduino/dp/B0816SGKHH/ref=sr_1_9?crid=3IE2TVT36YECG&amp;keywords=arduino+nano&amp;qid=1659986579&amp;sprefix=arduino+nano%2Caps%2C139&amp;sr=8-9</text:a> </text:p>
          </table:table-cell>
          <table:table-cell office:value-type="currency" office:currency="USD" office:value="9.58" calcext:value-type="currency">
            <text:p>$9.58</text:p>
          </table:table-cell>
          <table:table-cell table:style-name="ce6" table:formula="of:=[.G4]*[.D4]" office:value-type="currency" office:currency="USD" office:value="9.58" calcext:value-type="currency">
            <text:p>$9.58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1, J2, J3, J4, J5, J6, J7, J8</text:p>
          </table:table-cell>
          <table:table-cell table:style-name="ce2" office:value-type="string" calcext:value-type="string">
            <text:p>PinHeader_1x10_P2.54mm_Vertica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onn_01x10_Male</text:p>
          </table:table-cell>
          <table:table-cell office:value-type="string" calcext:value-type="string">
            <text:p><text:a xlink:href="https://www.digikey.ca/en/products/detail/adam-tech/PH1-10-UA/9830653" xlink:type="simple">https://www.digikey.ca/en/products/detail/adam-tech/PH1-10-UA/9830653</text:a> 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6" table:formula="of:=[.G5]*[.D5]" office:value-type="currency" office:currency="USD" office:value="2" calcext:value-type="currency">
            <text:p>$2.00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J11, J12</text:p>
          </table:table-cell>
          <table:table-cell table:style-name="ce2" office:value-type="string" calcext:value-type="string">
            <text:p>PinHeader_1x06_P2.54mm_Vertic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nn_01x06_Female</text:p>
          </table:table-cell>
          <table:table-cell office:value-type="string" calcext:value-type="string">
            <text:p><text:a xlink:href="https://www.digikey.ca/en/products/detail/sullins-connector-solutions/PPTC061LFBN-RC/810145" xlink:type="simple">https://www.digikey.ca/en/products/detail/sullins-connector-solutions/PPTC061LFBN-RC/810145</text:a> </text:p>
          </table:table-cell>
          <table:table-cell office:value-type="currency" office:currency="USD" office:value="0.72" calcext:value-type="currency">
            <text:p>$0.72</text:p>
          </table:table-cell>
          <table:table-cell table:style-name="ce6" table:formula="of:=[.G6]*[.D6]" office:value-type="currency" office:currency="USD" office:value="1.44" calcext:value-type="currency">
            <text:p>$1.44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TerminalBlock_Phoenix_MKDS-1,5-2_1x02_P5.00mm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rew_Terminal_01x02</text:p>
          </table:table-cell>
          <table:table-cell office:value-type="string" calcext:value-type="string">
            <text:p><text:a xlink:href="https://www.digikey.ca/short/q7wbhd" xlink:type="simple">https://www.digikey.ca/short/q7wbhd</text:a>  </text:p>
          </table:table-cell>
          <table:table-cell office:value-type="currency" office:currency="USD" office:value="0.68" calcext:value-type="currency">
            <text:p>$0.68</text:p>
          </table:table-cell>
          <table:table-cell table:style-name="ce6" table:formula="of:=[.G7]*[.D7]" office:value-type="currency" office:currency="USD" office:value="0.68" calcext:value-type="currency">
            <text:p>$0.6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PinHeader_1x03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3_Male</text:p>
          </table:table-cell>
          <table:table-cell office:value-type="string" calcext:value-type="string">
            <text:p><text:a xlink:href="https://www.digikey.ca/en/products/detail/adam-tech/PH1-03-UA/9830289" xlink:type="simple">https://www.digikey.ca/en/products/detail/adam-tech/PH1-03-UA/9830289</text:a> </text:p>
          </table:table-cell>
          <table:table-cell office:value-type="currency" office:currency="USD" office:value="0.14" calcext:value-type="currency">
            <text:p>$0.14</text:p>
          </table:table-cell>
          <table:table-cell table:style-name="ce6" table:formula="of:=[.G8]*[.D8]"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3"/>
          <table:table-cell/>
          <table:table-cell table:style-name="ce2"/>
          <table:table-cell table:style-name="ce1" office:value-type="string" calcext:value-type="string">
            <text:p>Total</text:p>
          </table:table-cell>
          <table:table-cell table:style-name="ce6" table:formula="of:=SUM([.H2:.H8])" office:value-type="currency" office:currency="USD" office:value="17.2" calcext:value-type="currency">
            <text:p>$17.20</text:p>
          </table:table-cell>
          <table:table-cell table:number-columns-repeated="1016"/>
        </table:table-row>
        <table:table-row table:style-name="ro1" table:number-rows-repeated="8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Helvetica Neue" svg:font-family="'Helvetica Neue', Arial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50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47">
      <number:minutes number:style="long"/>
      <number:text>:</number:text>
      <number:seconds number:style="long" number:decimal-places="1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</number:time-style>
    <number:number-style style:name="N14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0142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4pt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2.49pt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6DT14H6M49S</meta:editing-duration>
    <meta:editing-cycles>14</meta:editing-cycles>
    <meta:generator>LibreOffice/7.3.7.2$Linux_X86_64 LibreOffice_project/30$Build-2</meta:generator>
    <dc:date>2026-01-13T21:13:02.266910131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